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−</mo>
        <mtext>i</mtext>
      </mrow>
      <mo stretchy="false">ℏ</mo>
      <mfenced open="〈" close="∣">
        <mrow>
          <mover accent="true">
            <mo stretchy="false">ψ</mo>
            <mo stretchy="false">˙</mo>
          </mover>
          <mrow>
            <mo stretchy="false">(</mo>
            <mrow>
              <mi>t</mi>
            </mrow>
            <mo stretchy="false">)</mo>
          </mrow>
        </mrow>
      </mfenced>
      <mrow>
        <mi/>
        <mo stretchy="false">=</mo>
        <mi/>
      </mrow>
      <mfenced open="〈" close="∣">
        <mrow>
          <mo stretchy="false">ψ</mo>
          <mrow>
            <mo stretchy="false">(</mo>
            <mrow>
              <mi>t</mi>
            </mrow>
            <mo stretchy="false">)</mo>
          </mrow>
        </mrow>
      </mfenced>
      <mi>H</mi>
    </mrow>
    <annotation encoding="StarMath 5.0">- "i" hbar left langle dot %ipsi (t) right rline `=` left langle %ipsi (t) right rline H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15:23:26.692000000</meta:creation-date>
    <meta:generator>LibreOffice/4.1.4.2$Windows_x86 LibreOffice_project/0a0440ccc0227ad9829de5f46be37cfb6edcf72</meta:generator>
  </office:meta>
</office:document-meta>
</file>